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6513" officeooo:paragraph-rsid="001b6513"/>
    </style:style>
    <style:style style:name="P2" style:family="paragraph" style:parent-style-name="Standard">
      <style:paragraph-properties fo:text-align="justify" style:justify-single-word="false"/>
      <style:text-properties officeooo:rsid="001b6513" officeooo:paragraph-rsid="001b6513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b6513" officeooo:paragraph-rsid="001b6513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1b6513" officeooo:paragraph-rsid="001b6513"/>
    </style:style>
    <style:style style:name="P5" style:family="paragraph" style:parent-style-name="Standard" style:list-style-name="L3">
      <style:paragraph-properties fo:text-align="justify" style:justify-single-word="false"/>
      <style:text-properties officeooo:rsid="001b6513" officeooo:paragraph-rsid="001b6513"/>
    </style:style>
    <style:style style:name="P6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b6513" officeooo:paragraph-rsid="001b6513" style:font-size-asian="16pt" style:font-weight-asian="bold" style:font-size-complex="16pt" style:font-weight-complex="bold"/>
    </style:style>
    <style:style style:name="P7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1c28a2" officeooo:paragraph-rsid="001c28a2"/>
    </style:style>
    <style:style style:name="P8" style:family="paragraph" style:parent-style-name="Standard">
      <style:paragraph-properties fo:text-align="center" style:justify-single-word="false"/>
      <style:text-properties fo:font-size="18pt" officeooo:rsid="001b6513" officeooo:paragraph-rsid="001b6513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officeooo:rsid="00235f3a" officeooo:paragraph-rsid="00235f3a" style:font-size-asian="18pt" style:font-size-complex="18pt"/>
    </style:style>
    <style:style style:name="P10" style:family="paragraph" style:parent-style-name="Standard" style:list-style-name="L4">
      <style:paragraph-properties fo:text-align="justify" style:justify-single-word="false"/>
      <style:text-properties officeooo:rsid="001c28a2" officeooo:paragraph-rsid="001c28a2"/>
    </style:style>
    <style:style style:name="P11" style:family="paragraph" style:parent-style-name="Standard" style:list-style-name="L4">
      <style:paragraph-properties fo:text-align="justify" style:justify-single-word="false"/>
      <style:text-properties officeooo:rsid="001c28a2" officeooo:paragraph-rsid="001d17ea"/>
    </style:style>
    <style:style style:name="P12" style:family="paragraph" style:parent-style-name="Standard">
      <style:paragraph-properties fo:text-align="justify" style:justify-single-word="false"/>
      <style:text-properties officeooo:rsid="001c28a2" officeooo:paragraph-rsid="001c28a2"/>
    </style:style>
    <style:style style:name="P13" style:family="paragraph" style:parent-style-name="Standard">
      <style:paragraph-properties fo:text-align="justify" style:justify-single-word="false"/>
      <style:text-properties officeooo:rsid="001c28a2" officeooo:paragraph-rsid="0022ea9d"/>
    </style:style>
    <style:style style:name="P14" style:family="paragraph" style:parent-style-name="Standard" style:list-style-name="L4">
      <style:paragraph-properties fo:text-align="justify" style:justify-single-word="false"/>
      <style:text-properties officeooo:paragraph-rsid="001c28a2"/>
    </style:style>
    <style:style style:name="P15" style:family="paragraph" style:parent-style-name="Standard" style:list-style-name="L5">
      <style:paragraph-properties fo:text-align="justify" style:justify-single-word="false"/>
      <style:text-properties officeooo:paragraph-rsid="001d17ea"/>
    </style:style>
    <style:style style:name="P16" style:family="paragraph" style:parent-style-name="Standard" style:list-style-name="L5">
      <style:paragraph-properties fo:text-align="justify" style:justify-single-word="false"/>
      <style:text-properties officeooo:paragraph-rsid="001ef1d8"/>
    </style:style>
    <style:style style:name="P17" style:family="paragraph" style:parent-style-name="Standard">
      <style:paragraph-properties fo:text-align="justify" style:justify-single-word="false"/>
      <style:text-properties officeooo:paragraph-rsid="001ef1d8"/>
    </style:style>
    <style:style style:name="P18" style:family="paragraph" style:parent-style-name="Standard">
      <style:paragraph-properties fo:text-align="justify" style:justify-single-word="false"/>
      <style:text-properties officeooo:paragraph-rsid="0022ea9d"/>
    </style:style>
    <style:style style:name="P19" style:family="paragraph" style:parent-style-name="Standard" style:list-style-name="L4">
      <style:paragraph-properties fo:text-align="justify" style:justify-single-word="false"/>
      <style:text-properties fo:font-size="13pt" fo:font-style="italic" style:text-underline-style="solid" style:text-underline-width="auto" style:text-underline-color="font-color" fo:font-weight="normal" officeooo:rsid="001c28a2" officeooo:paragraph-rsid="001c28a2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size="13pt" fo:font-style="italic" style:text-underline-style="solid" style:text-underline-width="auto" style:text-underline-color="font-color" officeooo:rsid="001c28a2" officeooo:paragraph-rsid="001c28a2" style:font-size-asian="13pt" style:font-style-asian="italic" style:font-size-complex="13pt" style:font-style-complex="italic"/>
    </style:style>
    <style:style style:name="P21" style:family="paragraph" style:parent-style-name="Standard">
      <style:paragraph-properties fo:text-align="justify" style:justify-single-word="false"/>
      <style:text-properties fo:font-size="13pt" fo:font-style="italic" style:text-underline-style="solid" style:text-underline-width="auto" style:text-underline-color="font-color" officeooo:rsid="001c28a2" officeooo:paragraph-rsid="001c28a2" style:font-size-asian="13pt" style:font-style-asian="italic" style:font-size-complex="13pt" style:font-style-complex="italic"/>
    </style:style>
    <style:style style:name="P22" style:family="paragraph" style:parent-style-name="Standard">
      <style:paragraph-properties fo:text-align="justify" style:justify-single-word="false"/>
      <style:text-properties fo:font-size="13pt" fo:font-style="italic" style:text-underline-style="none" officeooo:rsid="001c28a2" officeooo:paragraph-rsid="001c28a2" style:font-size-asian="13pt" style:font-style-asian="italic" style:font-size-complex="13pt" style:font-style-complex="italic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c28a2" officeooo:paragraph-rsid="0022ea9d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d17ea" officeooo:paragraph-rsid="001d17ea"/>
    </style:style>
    <style:style style:name="P25" style:family="paragraph">
      <style:paragraph-properties fo:text-align="justify"/>
    </style:style>
    <style:style style:name="P26" style:family="paragraph">
      <loext:graphic-properties draw:fill="none" draw:fill-color="#ffffff"/>
      <style:paragraph-properties fo:text-align="justify"/>
      <style:text-properties fo:font-size="12pt"/>
    </style:style>
    <style:style style:name="P27" style:family="paragraph">
      <style:paragraph-properties fo:margin-left="1.27cm" fo:margin-right="0cm" fo:text-align="justify" fo:text-indent="0cm"/>
    </style:style>
    <style:style style:name="P28" style:family="paragraph">
      <style:text-properties style:font-name="F" fo:font-size="12pt"/>
    </style:style>
    <style:style style:name="P29" style:family="paragraph">
      <style:paragraph-properties fo:margin-left="1.251cm" fo:margin-right="0cm" fo:text-align="justify" fo:text-indent="0cm"/>
    </style:style>
    <style:style style:name="P30" style:family="paragraph">
      <loext:graphic-properties draw:fill="none" draw:fill-color="#ffffff"/>
      <style:paragraph-properties fo:margin-left="1.27cm" fo:margin-right="0cm" fo:text-align="justify" fo:text-indent="0cm"/>
      <style:text-properties style:font-name="Liberation Serif" fo:font-size="12pt"/>
    </style:style>
    <style:style style:name="P31" style:family="paragraph">
      <loext:graphic-properties draw:fill="none" draw:fill-color="#ffffff"/>
      <style:text-properties fo:font-size="12pt"/>
    </style:style>
    <style:style style:name="T1" style:family="text">
      <style:text-properties officeooo:rsid="001c28a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28a2" style:font-style-asian="italic" style:font-style-complex="italic"/>
    </style:style>
    <style:style style:name="T4" style:family="text">
      <style:text-properties officeooo:rsid="001d17ea"/>
    </style:style>
    <style:style style:name="T5" style:family="text">
      <style:text-properties officeooo:rsid="0022ea9d"/>
    </style:style>
    <style:style style:name="T6" style:family="text">
      <style:text-properties fo:font-size="12pt" fo:font-style="normal" style:text-underline-style="none" officeooo:rsid="001c28a2" style:font-size-asian="10.5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officeooo:rsid="001d17ea" style:font-size-asian="10.5pt" style:font-style-asian="normal" style:font-size-complex="12pt" style:font-style-complex="normal"/>
    </style:style>
    <style:style style:name="T8" style:family="text">
      <style:text-properties fo:font-size="12pt" fo:font-style="normal" style:text-underline-style="none" fo:font-weight="bold" officeooo:rsid="001d17ea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officeooo:rsid="00235f3a"/>
    </style:style>
    <style:style style:name="T10" style:family="text">
      <style:text-properties style:font-name="Liberation Serif" fo:font-size="12pt"/>
    </style:style>
    <style:style style:name="T11" style:family="text">
      <style:text-properties style:font-name="Liberation Serif" fo:font-size="12pt" fo:font-style="italic" style:font-style-asian="italic" style:font-style-complex="italic"/>
    </style:style>
    <style:style style:name="T12" style:family="text">
      <style:text-properties fo:font-size="12pt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Fine_20_Dashed" svg:stroke-color="#000000" draw:fill="none" draw:fill-color="#ffffff" fo:min-height="1.381cm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svg:stroke-color="#000000" draw:fill="none" draw:fill-color="#ffffff" fo:min-height="7.468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svg:stroke-color="#000000" draw:fill="none" draw:fill-color="#ffffff" fo:min-height="5.965cm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color="#000000" draw:fill="none" draw:fill-color="#ffffff" fo:min-height="4.6cm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NUEL D’UTILISATION</text:p>
      <text:p text:style-name="P8"/>
      <text:p text:style-name="P8"><text:span text:style-name="T9">Client : </text:span>Cepty Consultant</text:p>
      <text:p text:style-name="P9">Projet : API de gestion de la base de données</text:p>
      <text:p text:style-name="P9"/>
      <text:p text:style-name="P1"/>
      <text:p text:style-name="P1"/>
      <text:p text:style-name="P6">I/ Présentation de l’API</text:p>
      <text:p text:style-name="P6"/>
      <text:list xml:id="list1704598140" text:style-name="L1">
        <text:list-item>
          <text:p text:style-name="P3">Contexte</text:p>
        </text:list-item>
        <text:list-item>
          <text:p text:style-name="P3">Fonction</text:p>
        </text:list-item>
        <text:list-item>
          <text:p text:style-name="P3">Fonctionnement/ stack technique</text:p>
        </text:list-item>
      </text:list>
      <text:p text:style-name="P2"/>
      <text:p text:style-name="P6">II/ Pré-requis et lancement de l’API</text:p>
      <text:p text:style-name="P6"/>
      <text:list xml:id="list3679613371" text:style-name="L2">
        <text:list-item>
          <text:p text:style-name="P4">Arborescence de l’application</text:p>
        </text:list-item>
        <text:list-item>
          <text:p text:style-name="P4">Lancer l’application</text:p>
        </text:list-item>
      </text:list>
      <text:p text:style-name="P2"/>
      <text:p text:style-name="P2"/>
      <text:p text:style-name="P6">III/ Requêtes HTTP </text:p>
      <text:p text:style-name="P6"/>
      <text:list xml:id="list3384692233" text:style-name="L3">
        <text:list-item>
          <text:p text:style-name="P5">Utiliser Postman</text:p>
        </text:list-item>
        <text:list-item>
          <text:p text:style-name="P5">Syntaxe et sémantique des requêtes</text:p>
        </text:list-item>
      </text:list>
      <text:p text:style-name="P2"/>
      <text:list xml:id="list2097995493" text:style-name="L4">
        <text:list-item>
          <text:p text:style-name="P19">Lire les données : requête GET</text:p>
          <text:p text:style-name="P7"/>
          <text:p text:style-name="P14"><text:span text:style-name="T1">→ Modifier l’URL pour accéder aux données qui vous intéressent :</text:span></text:p>
          <text:list>
            <text:list-item>
              <text:p text:style-name="P14"><text:span text:style-name="T1">pour un numéro de contribution x (index commençant à 0) : </text:span><text:span text:style-name="T3">ceptyconsultant.local/x</text:span></text:p>
            </text:list-item>
            <text:list-item>
              <text:p text:style-name="P14"><text:span text:style-name="T1">pour un champ donné (ex : contrib_id) : </text:span><text:span text:style-name="T3">ceptyconsultant.local/contrib_id</text:span></text:p>
            </text:list-item>
            <text:list-item>
              <text:p text:style-name="P10">pour un champ donné dans une contribution x : <text:span text:style-name="T2">ceptyconsultant.local/x/contrib_id</text:span></text:p>
            </text:list-item>
          </text:list>
        </text:list-item>
      </text:list>
      <text:p text:style-name="P12"><draw:frame text:anchor-type="paragraph" draw:z-index="0" draw:name="Forme1" draw:style-name="gr1" draw:text-style-name="P26" svg:width="16.592cm" svg:height="2.437cm" svg:x="0.61cm" svg:y="0.7cm"><draw:text-box><text:p text:style-name="P25"><text:span text:style-name="T10"><text:tab/></text:span></text:p><text:p text:style-name="P25"><text:span text:style-name="T10"><text:tab/></text:span><text:span text:style-name="T10">Exemple :</text:span></text:p><text:p text:style-name="P25"><text:span text:style-name="T10"><text:tab/></text:span><text:span text:style-name="T10">Si je veux lire la valeur du champ validate dans la contribution 2 (donc la troisième), </text:span><text:span text:style-name="T10">je </text:span><text:span text:style-name="T10"><text:tab/></text:span><text:span text:style-name="T10"><text:tab/></text:span><text:span text:style-name="T10">vais écrire l’URL </text:span><text:span text:style-name="T11">ceptyconsultant.local/2/validate</text:span></text:p><text:p text:style-name="P25"><text:span text:style-name="T11"/></text:p></draw:text-box></draw:frame><text:span text:style-name="T2"/></text:p>
      <text:p text:style-name="P12"><text:span text:style-name="T2"/></text:p>
      <text:list xml:id="list121654695646507" text:continue-numbering="true" text:style-name="L4">
        <text:list-item>
          <text:list>
            <text:list-header>
              <text:p text:style-name="P10"><text:tab/><text:tab/> </text:p>
            </text:list-header>
          </text:list>
        </text:list-item>
        <text:list-item>
          <text:p text:style-name="P20"><text:soft-page-break/>Ajouter de nouvelles données : requête POST</text:p>
          <text:p text:style-name="P7"/>
          <text:p text:style-name="P11">→<text:span text:style-name="T4"> </text:span>Vérifier que les données à ajouter ont bien le format requis et comportent les champs <text:span text:style-name="T4">requis</text:span></text:p>
          <text:p text:style-name="P11">→<text:span text:style-name="T4"> </text:span>Écrire le corps de la requête en format JSON</text:p>
        </text:list-item>
      </text:list>
      <text:p text:style-name="P24"><draw:frame text:anchor-type="paragraph" draw:z-index="1" draw:name="Forme2" draw:style-name="gr2" draw:text-style-name="P30" svg:width="15.269cm" svg:height="9.252cm" svg:x="1.145cm" svg:y="0.485cm"><draw:text-box><text:p text:style-name="P27"><text:span text:style-name="T10"/></text:p><text:p text:style-name="P27"><text:span text:style-name="T10">Exemple :</text:span></text:p><text:p text:style-name="P28"><text:span text:style-name="T10"><text:tab/></text:span><text:span text:style-name="T10">Si vous écrivez la requête ci-dessous, ces données seront ajoutées à la fin du </text:span><text:span text:style-name="T10"><text:tab/></text:span><text:span text:style-name="T10"><text:tab/></text:span><text:span text:style-name="T10">document JSON, dans la clé « Data ». :</text:span></text:p><text:p text:style-name="P29"><text:span text:style-name="T10"><text:s/></text:span><text:span text:style-name="T10">{</text:span></text:p><text:p text:style-name="P29"><text:span text:style-name="T10"><text:s text:c="12"/></text:span><text:span text:style-name="T10">"public_id": "ab317597-7c66-4af6-9037-ffa862c9178a",</text:span></text:p><text:p text:style-name="P29"><text:span text:style-name="T10"><text:s text:c="12"/></text:span><text:span text:style-name="T10">"dico_id": "yb_fr_3031",</text:span></text:p><text:p text:style-name="P29"><text:span text:style-name="T10"><text:s text:c="12"/></text:span><text:span text:style-name="T10">"user_id": "b42e96a8-7b0b-8b45-ae69-7c2efd472e1d",</text:span></text:p><text:p text:style-name="P29"><text:span text:style-name="T10"><text:s text:c="12"/></text:span><text:span text:style-name="T10">"user_name": "Bergier",</text:span></text:p><text:p text:style-name="P29"><text:span text:style-name="T10"><text:s text:c="12"/></text:span><text:span text:style-name="T10">"article_id": "6777b70e-02d1-497f-ab63-433f2205978f",</text:span></text:p><text:p text:style-name="P29"><text:span text:style-name="T10"><text:s text:c="12"/></text:span><text:span text:style-name="T10">"contrib_type": "sound",</text:span></text:p><text:p text:style-name="P29"><text:span text:style-name="T10"><text:s text:c="12"/></text:span><text:span text:style-name="T10">"contrib_data": "amm-_sound_2-2019-09-23T105941.149Z-.wav",</text:span></text:p><text:p text:style-name="P29"><text:span text:style-name="T10"><text:s text:c="12"/></text:span><text:span text:style-name="T10">"contrib_path": "https://ntealan.net/soundcontrib/",</text:span></text:p><text:p text:style-name="P29"><text:span text:style-name="T10"><text:s text:c="12"/></text:span><text:span text:style-name="T10">"contrib_name": "amm\u025b",</text:span></text:p><text:p text:style-name="P29"><text:span text:style-name="T10"><text:s text:c="12"/></text:span><text:span text:style-name="T10">"ntealan": true,</text:span></text:p><text:p text:style-name="P29"><text:span text:style-name="T10"><text:s text:c="12"/></text:span><text:span text:style-name="T10">"validate": false,</text:span></text:p><text:p text:style-name="P29"><text:span text:style-name="T10"><text:s text:c="12"/></text:span><text:span text:style-name="T10">"last_update": "2019-09-23 10:59:43.135000"</text:span></text:p><text:p text:style-name="P29"><text:span text:style-name="T10"><text:s text:c="9"/></text:span><text:span text:style-name="T10">}</text:span></text:p><text:p text:style-name="P29"><text:span text:style-name="T10"/></text:p></draw:text-box></draw:frame></text:p>
      <text:list xml:id="list121654892994890" text:continue-numbering="true" text:style-name="L4">
        <text:list-header>
          <text:p text:style-name="P10"/>
        </text:list-header>
        <text:list-item>
          <text:p text:style-name="P20">Modifier des données existantes : requête PUT</text:p>
        </text:list-item>
      </text:list>
      <text:p text:style-name="P12"><text:tab/></text:p>
      <text:p text:style-name="P12"><text:tab/></text:p>
      <text:p text:style-name="P12"><text:tab/>→<text:span text:style-name="T4"> Cette requête vous permet de modifier des données : </text:span></text:p>
      <text:list xml:id="list1507005779" text:style-name="L5">
        <text:list-item>
          <text:p text:style-name="P15"><text:span text:style-name="T4">un champ dans une contribution</text:span></text:p>
        </text:list-item>
        <text:list-item>
          <text:p text:style-name="P16"><text:span text:style-name="T4">un champ dans toutes les contributions</text:span></text:p>
        </text:list-item>
      </text:list>
      <text:p text:style-name="P17"><text:span text:style-name="T4"><text:tab/>→ La requête doit être en format JSON</text:span></text:p>
      <text:p text:style-name="P17"/>
      <text:list xml:id="list121653396133341" text:continue-numbering="true" text:style-name="L5">
        <text:list-header>
          <text:p text:style-name="P15"><draw:frame text:anchor-type="paragraph" draw:z-index="2" draw:name="Forme3" draw:style-name="gr3" draw:text-style-name="P31" svg:width="15.347cm" svg:height="5.966cm" svg:x="1.171cm" svg:y="0.307cm"><draw:text-box><text:p><text:span text:style-name="T12"><text:tab/></text:span></text:p><text:p><text:span text:style-name="T12"><text:tab/></text:span><text:span text:style-name="T12">Exemple :</text:span></text:p><text:p><text:span text:style-name="T10"><text:tab/></text:span><text:span text:style-name="T10">La requête ci-dessous écrit « sound » comme valeur dans la clé/champ </text:span><text:span text:style-name="T10"><text:tab/></text:span><text:span text:style-name="T10"><text:tab/></text:span><text:span text:style-name="T10"><text:tab/></text:span><text:span text:style-name="T10">« contrib_type » dans toutes les contributions (car data_number = None)</text:span></text:p><text:p><text:span text:style-name="T10"><text:tab/></text:span><text:span text:style-name="T10">→ </text:span><text:span text:style-name="T10">Si data_number = x, modifie le champ dans la contribution numéro x </text:span></text:p><text:p><text:span text:style-name="T10"/></text:p><text:p><text:span text:style-name="T12"><text:tab/></text:span><text:span text:style-name="T12">{</text:span></text:p><text:p text:style-name="P29"><text:span text:style-name="T12"><text:tab/></text:span><text:span text:style-name="T10">"field": "contrib_type"</text:span></text:p><text:p text:style-name="P29"><text:span text:style-name="T10"><text:s text:c="12"/></text:span><text:span text:style-name="T10">"data_number": None,</text:span></text:p><text:p><text:span text:style-name="T10"><text:s text:c="12"/></text:span><text:span text:style-name="T10"><text:tab/></text:span><text:span text:style-name="T10">"new_data": "sound"</text:span></text:p><text:p><text:span text:style-name="T10"><text:tab/></text:span><text:span text:style-name="T10"><text:tab/></text:span><text:span text:style-name="T10"><text:tab/></text:span><text:span text:style-name="T10">}</text:span></text:p><text:p><text:span text:style-name="T10"/></text:p></draw:text-box></draw:frame><text:span text:style-name="T4"><text:tab/></text:span></text:p>
        </text:list-header>
      </text:list>
      <text:p text:style-name="P22"><text:tab/></text:p>
      <text:p text:style-name="P22"/>
      <text:p text:style-name="P22"/>
      <text:list xml:id="list121654516948152" text:continue-list="list121654892994890" text:style-name="L4">
        <text:list-item>
          <text:p text:style-name="P20"><text:soft-page-break/>Supprimer des données existantes : requête DELETE</text:p>
        </text:list-item>
      </text:list>
      <text:p text:style-name="P21"/>
      <text:p text:style-name="P18"><text:span text:style-name="T6"><text:tab/>→</text:span><text:span text:style-name="T7"> Cette requête vous permet de supprimer </text:span><text:span text:style-name="T8">une contribution</text:span><text:span text:style-name="T7"> du fichier de données : </text:span></text:p>
      <text:p text:style-name="P23"><text:span text:style-name="T4"><text:tab/>→ La requête doit être en format JSON</text:span></text:p>
      <text:p text:style-name="P23"><text:tab/>→<text:span text:style-name="T5"> On ne peut pas supprimer un seul champ d’une contribution, puisque cela pourrait altérer <text:tab/>la validité du formatage des données. Cependant, vous pouvez modifier la valeur d’un <text:tab/>champ par Null ou Nan avec la requête PUT.</text:span></text:p>
      <text:p text:style-name="P23"/>
      <text:p text:style-name="P13"><draw:frame text:anchor-type="paragraph" draw:z-index="3" draw:name="Forme3" draw:style-name="gr4" draw:text-style-name="P31" svg:width="15.347cm" svg:height="4.601cm" svg:x="1.171cm" svg:y="0.307cm"><draw:text-box><text:p><text:span text:style-name="T12"><text:tab/></text:span></text:p><text:p><text:span text:style-name="T12"><text:tab/></text:span><text:span text:style-name="T12">Exemple :</text:span></text:p><text:p><text:span text:style-name="T10"><text:tab/></text:span><text:span text:style-name="T10">La requête ci-dessous supprime la dernière contribution inscrite dans la base de </text:span><text:span text:style-name="T10"><text:tab/></text:span><text:span text:style-name="T10"><text:tab/></text:span><text:span text:style-name="T10">données JSON, avec tous ses champs. </text:span></text:p><text:p><text:span text:style-name="T10"/></text:p><text:p><text:span text:style-name="T12"><text:tab/></text:span><text:span text:style-name="T12">{</text:span></text:p><text:p text:style-name="P29"><text:span text:style-name="T10"><text:s text:c="12"/></text:span><text:span text:style-name="T10">"data_number": <text:s/>-1</text:span></text:p><text:p><text:span text:style-name="T10"><text:tab/></text:span><text:span text:style-name="T10"><text:tab/></text:span><text:span text:style-name="T10"><text:tab/></text:span><text:span text:style-name="T10">}</text:span></text:p><text:p><text:span text:style-name="T10"/></text:p></draw:text-box></draw:frame></text:p>
      <text:list xml:id="list121654640173649" text:continue-list="list3384692233" text:style-name="L3">
        <text:list-item>
          <text:p text:style-name="P5">Index des erreurs</text:p>
          <text:p text:style-name="P5"/>
        </text:list-item>
      </text:list>
      <text:p text:style-name="P2"/>
      <text:p text:style-name="P6">IV / Questions de sécuri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1:23:41.216021280</meta:creation-date>
    <dc:date>2020-02-03T12:16:44.892514594</dc:date>
    <meta:editing-duration>PT27M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40" meta:word-count="263" meta:character-count="1505" meta:non-whitespace-character-count="1282"/>
  </office:meta>
</office:document-meta>
</file>